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41b7" officeooo:paragraph-rsid="001941b7"/>
    </style:style>
    <style:style style:name="P2" style:family="paragraph" style:parent-style-name="Standard">
      <style:text-properties officeooo:rsid="001a029e" officeooo:paragraph-rsid="001a02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>&lt;!DOCTYPE html&gt;</text:p>
      <text:p text:style-name="P1">&lt;html&gt;</text:p>
      <text:p text:style-name="P1">&lt;head&gt;</text:p>
      <text:p text:style-name="P1">&lt;style&gt;</text:p>
      <text:p text:style-name="P1">div {</text:p>
      <text:p text:style-name="P1"><text:s text:c="2"/>width: 100px;</text:p>
      <text:p text:style-name="P1"><text:s text:c="2"/>height: 100px;</text:p>
      <text:p text:style-name="P1"><text:s text:c="2"/>background-color: red;</text:p>
      <text:p text:style-name="P1"><text:s text:c="2"/>-webkit-animation-name: example; /* Safari 4.0 - 8.0 */</text:p>
      <text:p text:style-name="P1"><text:s text:c="2"/>-webkit-animation-duration: 4s; /* Safari 4.0 - 8.0 */</text:p>
      <text:p text:style-name="P1"><text:s text:c="2"/>animation-name: example;</text:p>
      <text:p text:style-name="P1"><text:s text:c="2"/>animation-duration: 4s;</text:p>
      <text:p text:style-name="P1">}</text:p>
      <text:p text:style-name="P1"/>
      <text:p text:style-name="P1">/* Safari 4.0 - 8.0 */</text:p>
      <text:p text:style-name="P1">@-webkit-keyframes example {</text:p>
      <text:p text:style-name="P1"><text:s text:c="2"/>0% <text:s text:c="2"/>{background-color: red;}</text:p>
      <text:p text:style-name="P1"><text:s text:c="2"/>25% <text:s/>{background-color: yellow;}</text:p>
      <text:p text:style-name="P1"><text:s text:c="2"/>50% <text:s/>{background-color: blue;}</text:p>
      <text:p text:style-name="P1"><text:s text:c="2"/>100% {background-color: green;}</text:p>
      <text:p text:style-name="P1">}</text:p>
      <text:p text:style-name="P1"/>
      <text:p text:style-name="P1">/* Standard syntax */</text:p>
      <text:p text:style-name="P1">@keyframes example {</text:p>
      <text:p text:style-name="P1"><text:s text:c="2"/>0% <text:s text:c="2"/>{background-color: red;}</text:p>
      <text:p text:style-name="P1"><text:s text:c="2"/>25% <text:s/>{background-color: yellow;}</text:p>
      <text:p text:style-name="P1"><text:s text:c="2"/>50% <text:s/>{background-color: blue;}</text:p>
      <text:p text:style-name="P1"><text:s text:c="2"/>100% {background-color: green;}</text:p>
      <text:p text:style-name="P1">}</text:p>
      <text:p text:style-name="P1">&lt;/style&gt;</text:p>
      <text:p text:style-name="P1">&lt;/head&gt;</text:p>
      <text:p text:style-name="P1">&lt;body&gt;</text:p>
      <text:p text:style-name="P1"/>
      <text:p text:style-name="P1">&lt;p&gt;&lt;b&gt;Note:&lt;/b&gt; This example does not work in Internet Explorer 9 and earlier versions.&lt;/p&gt;</text:p>
      <text:p text:style-name="P1"/>
      <text:p text:style-name="P1">&lt;div&gt;&lt;/div&gt;</text:p>
      <text:p text:style-name="P1"/>
      <text:p text:style-name="P1">&lt;/body&gt;</text:p>
      <text:p text:style-name="P1">&lt;/html&gt;</text:p>
      <text:p text:style-name="P2">2.</text:p>
      <text:p text:style-name="P2">&lt;!DOCTYPE html&gt;</text:p>
      <text:p text:style-name="P2">&lt;html&gt;</text:p>
      <text:p text:style-name="P2">&lt;head&gt;</text:p>
      <text:p text:style-name="P2">&lt;style&gt; </text:p>
      <text:p text:style-name="P2">div {</text:p>
      <text:p text:style-name="P2"><text:s text:c="2"/>width: 100px;</text:p>
      <text:p text:style-name="P2"><text:s text:c="2"/>height: 100px;</text:p>
      <text:p text:style-name="P2"><text:s text:c="2"/>background-color: red;</text:p>
      <text:p text:style-name="P2"><text:s text:c="2"/>position: relative;</text:p>
      <text:p text:style-name="P2"><text:s text:c="2"/>-webkit-animation-name: example; /* Safari 4.0 - 8.0 */</text:p>
      <text:p text:style-name="P2"><text:s text:c="2"/>-webkit-animation-duration: 4s; /* Safari 4.0 - 8.0 */</text:p>
      <text:p text:style-name="P2"><text:soft-page-break/><text:s text:c="2"/>-webkit-animation-iteration-count: 3; /* Safari 4.0 - 8.0 */</text:p>
      <text:p text:style-name="P2"><text:s text:c="2"/>animation-name: example;</text:p>
      <text:p text:style-name="P2"><text:s text:c="2"/>animation-duration: 4s;</text:p>
      <text:p text:style-name="P2"><text:s text:c="2"/>animation-iteration-count: 3;</text:p>
      <text:p text:style-name="P2">}</text:p>
      <text:p text:style-name="P2"/>
      <text:p text:style-name="P2">/* Safari 4.0 - 8.0 */</text:p>
      <text:p text:style-name="P2">@-webkit-keyframes example {</text:p>
      <text:p text:style-name="P2"><text:s text:c="2"/>0% <text:s text:c="2"/>{background-color:red; left:0px; top:0px;}</text:p>
      <text:p text:style-name="P2"><text:s text:c="2"/>25% <text:s/>{background-color:yellow; left:200px; top:0px;}</text:p>
      <text:p text:style-name="P2"><text:s text:c="2"/>50% <text:s/>{background-color:blue; left:200px; top:200px;}</text:p>
      <text:p text:style-name="P2"><text:s text:c="2"/>75% <text:s/>{background-color:green; left:0px; top:200px;}</text:p>
      <text:p text:style-name="P2"><text:s text:c="2"/>100% {background-color:red; left:0px; top:0px;}</text:p>
      <text:p text:style-name="P2">}</text:p>
      <text:p text:style-name="P2"/>
      <text:p text:style-name="P2">/* Standard syntax */</text:p>
      <text:p text:style-name="P2">@keyframes example {</text:p>
      <text:p text:style-name="P2"><text:s text:c="2"/>0% <text:s text:c="2"/>{background-color:red; left:0px; top:0px;}</text:p>
      <text:p text:style-name="P2"><text:s text:c="2"/>25% <text:s/>{background-color:yellow; left:200px; top:0px;}</text:p>
      <text:p text:style-name="P2"><text:s text:c="2"/>50% <text:s/>{background-color:blue; left:200px; top:200px;}</text:p>
      <text:p text:style-name="P2"><text:s text:c="2"/>75% <text:s/>{background-color:green; left:0px; top:200px;}</text:p>
      <text:p text:style-name="P2"><text:s text:c="2"/>100% {background-color:red; left:0px; top:0px;}</text:p>
      <text:p text:style-name="P2">}</text:p>
      <text:p text:style-name="P2">&lt;/style&gt;</text:p>
      <text:p text:style-name="P2">&lt;/head&gt;</text:p>
      <text:p text:style-name="P2">&lt;body&gt;</text:p>
      <text:p text:style-name="P2"/>
      <text:p text:style-name="P2">&lt;p&gt;&lt;b&gt;Note:&lt;/b&gt; This example does not work in Internet Explorer 9 and earlier versions.&lt;/p&gt;</text:p>
      <text:p text:style-name="P2"/>
      <text:p text:style-name="P2">&lt;div&gt;&lt;/div&gt;</text:p>
      <text:p text:style-name="P2"/>
      <text:p text:style-name="P2">&lt;/body&gt;</text:p>
      <text:p text:style-name="P2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9:06:17.801464957</meta:creation-date>
    <dc:date>2019-02-24T19:09:33.499844720</dc:date>
    <meta:editing-duration>PT3M1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75" meta:word-count="220" meta:character-count="1875" meta:non-whitespace-character-count="1641"/>
  </office:meta>
</office:document-meta>
</file>